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89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0.7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2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3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5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6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4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4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8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0:36:04.330280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5T20:45:26.868341331</dc:date>
    <meta:editing-duration>PT2H43M50S</meta:editing-duration>
    <meta:editing-cycles>47</meta:editing-cycles>
    <meta:generator>LibreOffice/6.2.8.2$Linux_X86_64 LibreOffice_project/20$Build-2</meta:generator>
    <meta:document-statistic meta:table-count="1" meta:cell-count="168" meta:object-count="0"/>
  </office:meta>
</office:document-meta>
</file>